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2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1_01_0.1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2_02_0.2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1_01_0.1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2_02_0.2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MISH_MISH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MISH_MISH_MISH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MISH_MISH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MISH_MISH_MISH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W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W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W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W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L1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L1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5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5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1"/>
          <table:table-cell/>
        </table:table-row>
        <table:table-row table:style-name="ro1" table:number-rows-repeated="2">
          <table:table-cell table:number-columns-repeated="7"/>
        </table:table-row>
        <table:table-row table:style-name="ro2" table:number-rows-repeated="2">
          <table:table-cell/>
          <table:table-cell table:style-name="ce3"/>
          <table:table-cell table:number-columns-repeated="3"/>
          <table:table-cell table:style-name="ce1"/>
          <table:table-cell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3"/>
          <table:table-cell table:style-name="ce6"/>
          <table:table-cell/>
        </table:table-row>
        <calcext:conditional-formats>
          <calcext:conditional-format calcext:target-range-address="Sheet1.F2:Sheet1.F13 Sheet1.F38:Sheet1.F39 Sheet1.F42:Sheet1.F43 Sheet1.F85:Sheet1.F85 Sheet1.F46:Sheet1.F47 Sheet1.F50:Sheet1.F51 Sheet1.F54:Sheet1.F55 Sheet1.F58:Sheet1.F59 Sheet1.F74:Sheet1.F75 Sheet1.F62:Sheet1.F63 Sheet1.F66:Sheet1.F67 Sheet1.F70:Sheet1.F72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35:21.4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15:39:25.505000000</meta:creation-date>
    <meta:generator>LibreOffice/7.3.3.2$Windows_X86_64 LibreOffice_project/d1d0ea68f081ee2800a922cac8f79445e4603348</meta:generator>
    <dc:date>2022-06-14T13:44:13.153000000</dc:date>
    <meta:editing-duration>PT10H47M28S</meta:editing-duration>
    <meta:editing-cycles>81</meta:editing-cycles>
    <meta:document-statistic meta:table-count="1" meta:cell-count="532" meta:object-count="0"/>
  </office:meta>
</office:document-meta>
</file>